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2.35cm" fo:min-width="5.9cm"/>
    </style:style>
    <style:style style:name="gr2" style:family="graphic" style:parent-style-name="standard">
      <style:graphic-properties draw:stroke="none" draw:fill-color="#2bd27e" draw:textarea-horizontal-align="justify" draw:textarea-vertical-align="middle" draw:auto-grow-height="false" fo:min-height="2.35cm" fo:min-width="5.9cm"/>
    </style:style>
    <style:style style:name="gr3" style:family="graphic" style:parent-style-name="standard">
      <style:graphic-properties draw:stroke="none" draw:fill-color="#008000" draw:textarea-horizontal-align="justify" draw:textarea-vertical-align="middle" draw:auto-grow-height="false" fo:min-height="2.3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standard">
      <style:graphic-properties svg:stroke-color="#000000" draw:marker-start="Arrow" draw:marker-start-width="0.3cm" draw:textarea-vertical-align="botto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2.35cm" fo:min-width="3.6cm"/>
    </style:style>
    <style:style style:name="gr7" style:family="graphic" style:parent-style-name="standard">
      <style:graphic-properties draw:stroke="none" svg:stroke-color="#000000" draw:fill-color="#666666" draw:opacity="100%" draw:opacity-name="" draw:textarea-horizontal-align="justify" draw:textarea-vertical-align="middle" draw:auto-grow-height="false" fo:min-height="2.25cm" fo:min-width="26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74cm" fo:min-width="0.49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-color="#2bd27e"/>
      <style:paragraph-properties fo:text-align="center"/>
    </style:style>
    <style:style style:name="P3" style:family="paragraph">
      <loext:graphic-properties draw:fill-color="#008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6666" draw:opacity="100%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4cm" svg:height="2.6cm" svg:x="1.6cm" svg:y="3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2.6cm" svg:x="21.8cm" svg:y="3.1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2.6cm" svg:x="11.8cm" svg:y="3.1cm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8cm" svg:y1="3.9cm" svg:x2="21.8cm" svg:y2="3.9cm">
          <text:p text:style-name="P1">Update View</text:p>
        </draw:line>
        <draw:line draw:style-name="gr5" draw:text-style-name="P1" draw:layer="layout" svg:x1="17.8cm" svg:y1="5.1cm" svg:x2="21.7cm" svg:y2="5.1cm">
          <text:p text:style-name="P1">User input</text:p>
        </draw:line>
        <draw:line draw:style-name="gr5" draw:text-style-name="P1" draw:layer="layout" svg:x1="7.9cm" svg:y1="3.7cm" svg:x2="11.7cm" svg:y2="3.7cm">
          <text:p text:style-name="P1">New data?</text:p>
        </draw:line>
        <draw:custom-shape draw:style-name="gr1" draw:text-style-name="P1" draw:layer="layout" svg:width="6.4cm" svg:height="2.6cm" svg:x="1.7cm" svg:y="8.5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cm" svg:height="2.6cm" svg:x="21.9cm" svg:y="8.6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.6cm" svg:x="6.9cm" svg:y="13.1cm">
          <text:p text:style-name="P1">Transmitter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.6cm" svg:x="1.8cm" svg:y="13.1cm">
          <text:p text:style-name="P1">Transmitter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6cm" svg:height="2.5cm" svg:x="1.8cm" svg:y="16.7cm">
          <text:p text:style-name="P1">Channe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.6cm" svg:x="24.2cm" svg:y="13.1cm">
          <text:p text:style-name="P1">Receiver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2.6cm" svg:x="19.1cm" svg:y="13.1cm">
          <text:p text:style-name="P1">Receiver1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8cm" svg:y1="15.7cm" svg:x2="3.8cm" svg:y2="16.6cm">
          <text:p/>
        </draw:line>
        <draw:line draw:style-name="gr8" draw:text-style-name="P4" draw:layer="layout" svg:x1="9.1cm" svg:y1="15.8cm" svg:x2="9.1cm" svg:y2="16.7cm">
          <text:p/>
        </draw:line>
        <draw:line draw:style-name="gr8" draw:text-style-name="P4" draw:layer="layout" svg:x1="21.3cm" svg:y1="16.7cm" svg:x2="21.3cm" svg:y2="15.7cm">
          <text:p/>
        </draw:line>
        <draw:line draw:style-name="gr8" draw:text-style-name="P4" draw:layer="layout" svg:x1="26.5cm" svg:y1="16.7cm" svg:x2="26.5cm" svg:y2="15.7cm">
          <text:p/>
        </draw:line>
        <draw:line draw:style-name="gr9" draw:text-style-name="P4" draw:layer="layout" svg:x1="4.9cm" svg:y1="5.7cm" svg:x2="4.9cm" svg:y2="8.3cm">
          <text:p/>
        </draw:line>
        <draw:line draw:style-name="gr8" draw:text-style-name="P4" draw:layer="layout" svg:x1="4.8cm" svg:y1="11.1cm" svg:x2="3.6cm" svg:y2="13.1cm">
          <text:p/>
        </draw:line>
        <draw:line draw:style-name="gr8" draw:text-style-name="P4" draw:layer="layout" svg:x1="4.8cm" svg:y1="11.1cm" svg:x2="9.1cm" svg:y2="13.1cm">
          <text:p/>
        </draw:line>
        <draw:line draw:style-name="gr8" draw:text-style-name="P4" draw:layer="layout" svg:x1="21.4cm" svg:y1="13.1cm" svg:x2="25cm" svg:y2="11.2cm">
          <text:p/>
        </draw:line>
        <draw:line draw:style-name="gr8" draw:text-style-name="P4" draw:layer="layout" svg:x1="26.7cm" svg:y1="13.1cm" svg:x2="25cm" svg:y2="11.2cm">
          <text:p/>
        </draw:line>
        <draw:line draw:style-name="gr8" draw:text-style-name="P4" draw:layer="layout" svg:x1="25.4cm" svg:y1="8.6cm" svg:x2="6.4cm" svg:y2="5.6cm">
          <text:p/>
        </draw:line>
        <draw:frame draw:style-name="gr10" draw:text-style-name="P6" draw:layer="layout" svg:width="3.7cm" svg:height="1.673cm" svg:x="1.8cm" svg:y="6.1cm">
          <draw:text-box>
            <text:p>Encode</text:p>
            <text:p>message</text:p>
          </draw:text-box>
        </draw:frame>
        <draw:frame draw:style-name="gr11" draw:text-style-name="P6" draw:layer="layout" svg:width="3.3cm" svg:height="1.8cm" svg:x="19.9cm" svg:y="6.4cm">
          <draw:text-box>
            <text:p>Decode</text:p>
            <text:p>message</text:p>
          </draw:text-box>
        </draw:frame>
        <draw:frame draw:style-name="gr10" draw:text-style-name="P6" draw:layer="layout" svg:width="4.8cm" svg:height="1.673cm" svg:x="0.9cm" svg:y="11.327cm">
          <draw:text-box>
            <text:p>Transmit message</text:p>
          </draw:text-box>
        </draw:frame>
        <draw:frame draw:style-name="gr12" draw:text-style-name="P6" draw:layer="layout" svg:width="5.1cm" svg:height="1.1cm" svg:x="12.8cm" svg:y="13.7cm">
          <draw:text-box>
            <text:p>000 001 010</text:p>
          </draw:text-box>
        </draw:frame>
        <draw:frame draw:style-name="gr13" draw:text-style-name="P6" draw:layer="layout" svg:width="4.8cm" svg:height="1.2cm" svg:x="14cm" svg:y="9cm">
          <draw:text-box>
            <text:p>“ABC“</text:p>
          </draw:text-box>
        </draw:frame>
        <draw:custom-shape draw:style-name="gr14" draw:text-style-name="P1" draw:layer="layout" svg:width="0.6cm" svg:height="0.6cm" svg:x="11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9.5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10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14.299cm" svg:y="1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4cm" svg:height="0.6cm" svg:x="15.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13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17.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4cm" svg:height="0.6cm" svg:x="18.5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20.1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4.2cm" svg:height="1.7cm" svg:x="25.8cm" svg:y="11.4cm">
          <draw:text-box>
            <text:p>Receive</text:p>
            <text:p>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8T13:16:08.780000000</meta:creation-date>
    <dc:date>2021-09-28T14:20:13.371000000</dc:date>
    <meta:editing-duration>PT1H4M2S</meta:editing-duration>
    <meta:editing-cycles>7</meta:editing-cycles>
    <meta:generator>LibreOffice/5.3.7.2$Windows_X86_64 LibreOffice_project/6b8ed514a9f8b44d37a1b96673cbbdd077e24059</meta:generator>
    <meta:document-statistic meta:object-count="38"/>
  </office:meta>
</office:document-meta>
</file>